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TTA ASIN, CIRCUNCISION LIV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5738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UTTA ASIN, CIRCUNCISION LIV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5738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HUAMAN SUTTA, JULIO RAMO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122280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0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472502</text:p>
          </table:table-cell>
          <table:table-cell table:style-name="Tabla2.A2" office:value-type="string">
            <text:p text:style-name="P9">1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>2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29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